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fo:font-size="14pt" style:font-name-asian="Batang" style:font-size-asian="14pt" style:font-name-complex="Arial1" style:font-size-complex="1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text-align="center" style:justify-single-word="false" fo:break-before="page"/>
    </style:style>
    <style:style style:name="P5" style:family="paragraph" style:parent-style-name="Standard" style:master-page-name="Standard">
      <style:paragraph-properties fo:text-align="justify" style:justify-single-word="false" style:page-number="auto"/>
    </style:style>
    <style:style style:name="P6" style:family="paragraph" style:parent-style-name="Standard">
      <style:paragraph-properties fo:text-align="justify" style:justify-single-word="false"/>
      <style:text-properties style:font-name="Comic Sans MS" fo:font-size="14pt" style:font-name-asian="Batang" style:font-size-asian="14pt" style:font-name-complex="Arial1" style:font-size-complex="14pt"/>
    </style:style>
    <style:style style:name="P7" style:family="paragraph" style:parent-style-name="Standard">
      <style:paragraph-properties fo:text-align="justify" style:justify-single-word="false" fo:break-before="page"/>
      <style:text-properties style:font-name="Comic Sans MS" fo:font-size="14pt" fo:background-color="#ffff00" style:font-name-asian="Batang" style:font-size-asian="14pt" style:font-name-complex="Arial1" style:font-size-complex="14pt"/>
    </style:style>
    <style:style style:name="P8" style:family="paragraph" style:parent-style-name="List_20_Paragraph" style:list-style-name="WWNum1">
      <style:paragraph-properties fo:text-align="justify" style:justify-single-word="false"/>
    </style:style>
    <style:style style:name="P9" style:family="paragraph" style:parent-style-name="List_20_Paragraph">
      <style:paragraph-properties fo:text-align="justify" style:justify-single-word="false"/>
      <style:text-properties style:font-name="Comic Sans MS" fo:font-size="14pt" style:font-name-asian="Batang" style:font-size-asian="14pt" style:font-name-complex="Arial1" style:font-size-complex="14pt"/>
    </style:style>
    <style:style style:name="P10" style:family="paragraph" style:parent-style-name="List_20_Paragraph" style:list-style-name="WWNum1">
      <style:paragraph-properties fo:text-align="justify" style:justify-single-word="false"/>
      <style:text-properties style:font-name="Comic Sans MS" fo:font-size="14pt" style:font-name-asian="Batang" style:font-size-asian="14pt" style:font-name-complex="Arial1" style:font-size-complex="14pt"/>
    </style:style>
    <style:style style:name="T1" style:family="text">
      <style:text-properties style:font-name="Comic Sans MS" style:font-name-asian="Batang" style:font-name-complex="Arial1"/>
    </style:style>
    <style:style style:name="T2" style:family="text">
      <style:text-properties style:font-name="Comic Sans MS" fo:font-size="14pt" style:font-name-asian="Batang" style:font-size-asian="14pt" style:font-name-complex="Arial1" style:font-size-complex="14pt"/>
    </style:style>
    <style:style style:name="T3" style:family="text">
      <style:text-properties style:font-name="Comic Sans MS" fo:font-size="14pt" fo:language="nl" fo:country="NL" style:font-name-asian="Batang" style:font-size-asian="14pt" style:font-name-complex="Arial1" style:font-size-complex="14pt"/>
    </style:style>
    <style:style style:name="T4" style:family="text">
      <style:text-properties style:font-name="Comic Sans MS" fo:font-size="14pt" fo:language="fr" fo:country="HT" style:font-name-asian="Batang" style:font-size-asian="14pt" style:font-name-complex="Arial1" style:font-size-complex="14pt"/>
    </style:style>
    <style:style style:name="T5" style:family="text">
      <style:text-properties style:font-name="Comic Sans MS" fo:font-size="14pt" fo:background-color="#ffff00" style:font-name-asian="Batang" style:font-size-asian="14pt" style:font-name-complex="Arial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Velouté de potiron </text:span><text:span text:style-name="T5">hiver/entrée</text:span></text:p>
      <text:p text:style-name="P6">Temps de préparation : 1 h 15 min</text:p>
      <text:p text:style-name="P6">Pour 4 personnes</text:p>
      <text:p text:style-name="P6">Ingrédients :</text:p>
      <text:list xml:id="list4835178032319594277" text:style-name="WWNum1">
        <text:list-item>
          <text:p text:style-name="P10">Poivre, sel</text:p>
        </text:list-item>
        <text:list-item>
          <text:p text:style-name="P10">Persil ciselé</text:p>
        </text:list-item>
        <text:list-item>
          <text:p text:style-name="P10">1 quartier de potiron</text:p>
        </text:list-item>
        <text:list-item>
          <text:p text:style-name="P10">1 oignon</text:p>
        </text:list-item>
        <text:list-item>
          <text:p text:style-name="P10">1 brique de crème fraîche liquide</text:p>
        </text:list-item>
        <text:list-item>
          <text:p text:style-name="P10">Noix de muscade</text:p>
        </text:list-item>
        <text:list-item>
          <text:p text:style-name="P10">Huile</text:p>
        </text:list-item>
      </text:list>
      <text:p text:style-name="P6">Préparation :</text:p>
      <text:list xml:id="list30842851" text:continue-numbering="true" text:style-name="WWNum1">
        <text:list-item>
          <text:p text:style-name="P10">Couper la chair du potiron en gros dés.</text:p>
        </text:list-item>
        <text:list-item>
          <text:p text:style-name="P10">Couper l’oignon en lamelles et le faire revenir dans une cocotte avec un peu d’huile.</text:p>
        </text:list-item>
        <text:list-item>
          <text:p text:style-name="P10">Ajouter les dès de courge dans la cocotte et recouvrir d’eau (juste au niveau de la courge, pas plus). Laisser bouillir environ 45 min à 1h.</text:p>
        </text:list-item>
        <text:list-item>
          <text:p text:style-name="P10">Ajouter la crème liquide, saler, poivrer et ajouter de la muscade selon votre goût. Mixer.</text:p>
        </text:list-item>
        <text:list-item>
          <text:p text:style-name="P10">Au moment de servir, parsemer de persil ciselé.</text:p>
        </text:list-item>
      </text:list>
      <text:p text:style-name="P1"/>
      <text:p text:style-name="P3"><text:span text:style-name="T2">Scampis à l’italienne </text:span><text:span text:style-name="T5">printemps/entrée</text:span></text:p>
      <text:p text:style-name="P6">Temps de préparation : 17 min</text:p>
      <text:p text:style-name="P6">Pour 4 personnes</text:p>
      <text:p text:style-name="P6">Ingrédients :</text:p>
      <text:list xml:id="list30831130" text:continue-numbering="true" text:style-name="WWNum1">
        <text:list-item>
          <text:p text:style-name="P10">25 cl de crème fraîche</text:p>
        </text:list-item>
        <text:list-item>
          <text:p text:style-name="P8"><text:span text:style-name="T3">3 c.à.s de</text:span><text:span text:style-name="T2"> beurre</text:span></text:p>
        </text:list-item>
        <text:list-item>
          <text:p text:style-name="P8"><text:span text:style-name="T3">2 c.à.s de</text:span><text:span text:style-name="T2"> persil haché</text:span></text:p>
        </text:list-item>
        <text:list-item>
          <text:p text:style-name="P10">Poivre</text:p>
        </text:list-item>
        <text:list-item>
          <text:p text:style-name="P8"><text:span text:style-name="T3">24</text:span><text:span text:style-name="T4"> scampis</text:span><text:span text:style-name="T2"> surgelés</text:span></text:p>
        </text:list-item>
        <text:list-item>
          <text:p text:style-name="P10">1 petite boîte de concentré de tomate</text:p>
        </text:list-item>
        <text:list-item>
          <text:p text:style-name="P10">1 gousse d’ail</text:p>
        </text:list-item>
      </text:list>
      <text:p text:style-name="P6">Préparation :</text:p>
      <text:list xml:id="list30837324" text:continue-numbering="true" text:style-name="WWNum1">
        <text:list-item>
          <text:p text:style-name="P10">Plonger les scampis 2 min dans l’eau très chaude pour les décortiquer facilement. Les éponger à l’aide d’un essuie-tout. Une fois décortiqués, les cuire (7 min environ).</text:p>
        </text:list-item>
        <text:list-item>
          <text:p text:style-name="P10">Faire colorer le beurre dans une poêle, puis ajouter les scampis. Ajouter l’éclat d’ail pressé et le poivre. Ajouter la crème fraîche et le concentré de tomate. Mélanger le tout.</text:p>
        </text:list-item>
        <text:list-item>
          <text:p text:style-name="P10">Servir les scampis avec du pain à l’ail ou des pâtes.</text:p>
        </text:list-item>
      </text:list>
      <text:p text:style-name="P1"/>
      <text:p text:style-name="P3"><text:span text:style-name="T2">Œufs cocotte à la crème de roquette, mouillettes au noix</text:span><text:span text:style-name="T5"> automne/entrée</text:span></text:p>
      <text:p text:style-name="P6">Temps de préparation : 35 min</text:p>
      <text:p text:style-name="P6">Pour 4 personnes</text:p>
      <text:p text:style-name="P6">Ingrédients :</text:p>
      <text:list xml:id="list30817829" text:continue-numbering="true" text:style-name="WWNum1">
        <text:list-item>
          <text:p text:style-name="P10">4 gros œufs</text:p>
        </text:list-item>
        <text:list-item>
          <text:p text:style-name="P10">4 tranches de bacon</text:p>
        </text:list-item>
        <text:list-item>
          <text:p text:style-name="P10">50 g de beurre</text:p>
        </text:list-item>
        <text:list-item>
          <text:p text:style-name="P10">1 échalote rose</text:p>
        </text:list-item>
        <text:list-item>
          <text:p text:style-name="P10">200 g de feuilles de roquette</text:p>
        </text:list-item>
        <text:list-item>
          <text:p text:style-name="P10">10 cl de crème fraîche liquide</text:p>
        </text:list-item>
        <text:list-item>
          <text:p text:style-name="P10">5 cl de Noilly (ou de vin blanc moelleux)</text:p>
        </text:list-item>
        <text:list-item>
          <text:p text:style-name="P10">10 cl de bouillon de volaille</text:p>
        </text:list-item>
        <text:list-item>
          <text:p text:style-name="P10">2 tranches de pain de campagne</text:p>
        </text:list-item>
        <text:list-item>
          <text:p text:style-name="P10">12 cerneaux de noix</text:p>
        </text:list-item>
        <text:list-item>
          <text:p text:style-name="P10">Sel, poivre blanc moulu</text:p>
        </text:list-item>
      </text:list>
      <text:p text:style-name="P6">Préparation :</text:p>
      <text:list xml:id="list30831229" text:continue-numbering="true" text:style-name="WWNum1">
        <text:list-item>
          <text:p text:style-name="P10">Pour les œufs cocotte commencer par, dans une sauteuse, faire fondre l’échalote dans 30 g de beurre pendant 5 min. Verser le vin et le bouillon. Faire réduire de moitié, ajouter la crème fraîche. Laisser réduire et épaissir 10 min. Ajouter les feuilles de roquette ciselées, du sel, du poivre. Faire cuire 2 min.</text:p>
        </text:list-item>
        <text:list-item>
          <text:p text:style-name="P10"><text:soft-page-break/>Répartir dans les ramequins le bacon coupé en fines lanières, puis la moitié de crème de roquette. Garder le reste au chaud. Casser un œuf au centre de chaque ramequin. Faire cuire au four dans un bain marie à 210 °C (th. 7) pendant environ 6 min.</text:p>
        </text:list-item>
        <text:list-item>
          <text:p text:style-name="P10">Couper les tranches de pain en mouillettes. Dans une poêle, les faire légèrement dorer dans 20 g de beurre. Les passer aussitôt dans les noix moulinées et étalées sur une assiette. Entourer les jaunes d’œufs cuits du reste de crème de roquette. Poivrer et servir les œufs cocotte avec les mouillettes.</text:p>
        </text:list-item>
      </text:list>
      <text:p text:style-name="P1"/>
      <text:p text:style-name="P3"><text:span text:style-name="T2">Champignons à la grecque </text:span><text:span text:style-name="T5">automne/entrée</text:span></text:p>
      <text:p text:style-name="P6">Temps de préparation : 35 min</text:p>
      <text:p text:style-name="P6">Pour 6 personnes</text:p>
      <text:p text:style-name="P6">Ingrédients :</text:p>
      <text:list xml:id="list30824001" text:continue-numbering="true" text:style-name="WWNum1">
        <text:list-item>
          <text:p text:style-name="P10">4 c.à.s de sucre</text:p>
        </text:list-item>
        <text:list-item>
          <text:p text:style-name="P10">4 c.à.s d’huile d’olive</text:p>
        </text:list-item>
        <text:list-item>
          <text:p text:style-name="P10">500 gr de champignon de Paris entier en conserve égouttés</text:p>
        </text:list-item>
        <text:list-item>
          <text:p text:style-name="P10">20 cl de vin blanc sec</text:p>
        </text:list-item>
        <text:list-item>
          <text:p text:style-name="P10">10 cl de jus de citron</text:p>
        </text:list-item>
        <text:list-item>
          <text:p text:style-name="P10">10 cl d’eau</text:p>
        </text:list-item>
        <text:list-item>
          <text:p text:style-name="P10">1 c.à.s de coriandre en grain</text:p>
        </text:list-item>
        <text:list-item>
          <text:p text:style-name="P10">1 branche de thym</text:p>
        </text:list-item>
        <text:list-item>
          <text:p text:style-name="P10">1 branche de laurier</text:p>
        </text:list-item>
        <text:list-item>
          <text:p text:style-name="P10">140 gr de concentré de tomates</text:p>
        </text:list-item>
        <text:list-item>
          <text:p text:style-name="P10">1 oignon</text:p>
        </text:list-item>
      </text:list>
      <text:p text:style-name="P6">Préparation :</text:p>
      <text:list xml:id="list30840642" text:continue-numbering="true" text:style-name="WWNum1">
        <text:list-item>
          <text:p text:style-name="P10">Faire revenir l’oignon coupé en petits cubes avec l’huile, la coriandre, le thym et le laurier sans colorer quelques minutes.</text:p>
        </text:list-item>
        <text:list-item>
          <text:p text:style-name="P10">Ajouter le vin blanc, le citron et l’eau.</text:p>
        </text:list-item>
        <text:list-item>
          <text:p text:style-name="P10">Attendre une ébullition puis ajouter le concentré de tomate et le sucre.</text:p>
        </text:list-item>
        <text:list-item>
          <text:p text:style-name="P10">Faire réduire doucement 20 min.</text:p>
        </text:list-item>
        <text:list-item>
          <text:p text:style-name="P10"><text:soft-page-break/>Ajouter les champignons 5 min avant la fin de cuisson.</text:p>
        </text:list-item>
        <text:list-item>
          <text:p text:style-name="P10">Laisser refroidir et servir bien frais, ce ne sera que meilleur le lendemain.</text:p>
        </text:list-item>
      </text:list>
      <text:p text:style-name="P1"/>
      <text:p text:style-name="P3"><text:span text:style-name="T2">Lasagnes à la bolognaise </text:span><text:span text:style-name="T5">plat</text:span></text:p>
      <text:p text:style-name="P6">Temps de préparation : 1 h 15 min</text:p>
      <text:p text:style-name="P6">Pour 4 personnes</text:p>
      <text:p text:style-name="P6">Ingrédients :</text:p>
      <text:list xml:id="list30835531" text:continue-numbering="true" text:style-name="WWNum1">
        <text:list-item>
          <text:p text:style-name="P10">2 grosses c.à.s de farine</text:p>
        </text:list-item>
        <text:list-item>
          <text:p text:style-name="P10">125 gr de beurre</text:p>
        </text:list-item>
        <text:list-item>
          <text:p text:style-name="P10">½ l de lait</text:p>
        </text:list-item>
        <text:list-item>
          <text:p text:style-name="P10">Pâtes à lasagne (sans pré-cuisson)</text:p>
        </text:list-item>
        <text:list-item>
          <text:p text:style-name="P10">600 gr de sauce bolognaise (toute faite)</text:p>
        </text:list-item>
        <text:list-item>
          <text:p text:style-name="P10">350 g de viande hachée</text:p>
        </text:list-item>
        <text:list-item>
          <text:p text:style-name="P10">1 oignon</text:p>
        </text:list-item>
        <text:list-item>
          <text:p text:style-name="P10">100 gr de gruyère râpé</text:p>
        </text:list-item>
      </text:list>
      <text:p text:style-name="P6">Préparation :</text:p>
      <text:list xml:id="list30840383" text:continue-numbering="true" text:style-name="WWNum1">
        <text:list-item>
          <text:p text:style-name="P10">Couper l’oignon en petits morceaux et faire revenir dans de l’huile d’olive.</text:p>
        </text:list-item>
        <text:list-item>
          <text:p text:style-name="P10">Quand les oignons ont bien bruni, y ajouter les 350 g de steak haché.</text:p>
        </text:list-item>
        <text:list-item>
          <text:p text:style-name="P10">Faire cuire à feu moyen puis ajouter la sauce bolognaise.</text:p>
        </text:list-item>
        <text:list-item>
          <text:p text:style-name="P10">Préparer la béchamel. Faire fondre le beurre à feu vif.</text:p>
        </text:list-item>
        <text:list-item>
          <text:p text:style-name="P10">Une fois fondu, ajouter les deux c.à.s de farine puis remuer avec un fouet à feu moyen.</text:p>
        </text:list-item>
        <text:list-item>
          <text:p text:style-name="P10"><text:soft-page-break/>Quand le mélange est homogène (très rapide), rajouter progressivement le lait sans arrêter de fouetter pour éviter les grumeaux.</text:p>
        </text:list-item>
        <text:list-item>
          <text:p text:style-name="P10">Continuer de remuer jusqu’à ce que la béchamel s’épaississe.</text:p>
        </text:list-item>
        <text:list-item>
          <text:p text:style-name="P10">Mélanger la sauce bolognaise faite précédemment avec la béchamel.</text:p>
        </text:list-item>
        <text:list-item>
          <text:p text:style-name="P10">Puis dans un plat à gratin, verser une couche de cette préparation puis recouvrir de pâte à lasagne. Refaire la même chose jusqu’à épuisement de la sauce (environ 2 fois).</text:p>
        </text:list-item>
        <text:list-item>
          <text:p text:style-name="P10">La dernière couche doit être une couche de sauce. Ajouter le gruyère râpé et faire cuire environ 45 min à 180 °C (th6).</text:p>
        </text:list-item>
        <text:list-item>
          <text:p text:style-name="P10">Pour savoir si les lasagnes sont cuites, piquer avec un couteau les pâtes à lasagnes doivent être fondantes, donc le couteau doit s’enfoncer sans problème.</text:p>
        </text:list-item>
      </text:list>
      <text:p text:style-name="P1"/>
      <text:p text:style-name="P3"><text:span text:style-name="T2">Gigot d’agneau </text:span><text:span text:style-name="T5">printemps/plat</text:span></text:p>
      <text:p text:style-name="P6">Temps de préparation : 55 min</text:p>
      <text:p text:style-name="P6">Pour 6 personnes</text:p>
      <text:p text:style-name="P6">Ingrédients :</text:p>
      <text:list xml:id="list30829484" text:continue-numbering="true" text:style-name="WWNum1">
        <text:list-item>
          <text:p text:style-name="P10">2 branches de romarin frais</text:p>
        </text:list-item>
        <text:list-item>
          <text:p text:style-name="P10">1 c.à.s de gros sel</text:p>
        </text:list-item>
        <text:list-item>
          <text:p text:style-name="P10">1 gigot d’agneau</text:p>
        </text:list-item>
        <text:list-item>
          <text:p text:style-name="P10">2 gousses d’ail (ou plus selon les goûts)</text:p>
        </text:list-item>
        <text:list-item>
          <text:p text:style-name="P10">Graisse d’oie (ou de canard)</text:p>
        </text:list-item>
      </text:list>
      <text:p text:style-name="P6">Préparation :</text:p>
      <text:list xml:id="list30819914" text:continue-numbering="true" text:style-name="WWNum1">
        <text:list-item>
          <text:p text:style-name="P10">Faire chauffer le four th 7/8. Préparer le gigot en enlevant, à l’aide d’un couteau, le gras de la viande de façon à ce que la chair soit à vif.</text:p>
        </text:list-item>
        <text:list-item>
          <text:p text:style-name="P10">Faire une pommade avec la graisse, l’ail écrasé, le romarin effeuillé et le gros sel.</text:p>
        </text:list-item>
        <text:list-item>
          <text:p text:style-name="P10">Faire pénétrer cette pommade dans la chair en massant le gigot.</text:p>
        </text:list-item>
        <text:list-item>
          <text:p text:style-name="P10">Mettre au four et arroser tous les ¼ d’heure avec un mélange d’eau chaude et de graisse.</text:p>
        </text:list-item>
        <text:list-item>
          <text:p text:style-name="P10">Pour ceux qui aiment l’ail confit : penser à mettre au fond du plat quelques gousses d’ail non épluchées.</text:p>
        </text:list-item>
      </text:list>
      <text:p text:style-name="P1"/>
      <text:p text:style-name="P7"><text:s/>Tagliatelles aux noix de Saint Jacques plat</text:p>
      <text:p text:style-name="P6">Temps de préparation : 20 min</text:p>
      <text:p text:style-name="P6">Pour 2 personnes</text:p>
      <text:p text:style-name="P6">Ingrédients :</text:p>
      <text:list xml:id="list30823618" text:continue-numbering="true" text:style-name="WWNum1">
        <text:list-item>
          <text:p text:style-name="P10">Poivre, sel,</text:p>
        </text:list-item>
        <text:list-item>
          <text:p text:style-name="P10">200 gr de coquille Saint Jacques</text:p>
        </text:list-item>
        <text:list-item>
          <text:p text:style-name="P10">100 gr de champignon de Paris</text:p>
        </text:list-item>
        <text:list-item>
          <text:p text:style-name="P10">200 gr de tagliatelles</text:p>
        </text:list-item>
        <text:list-item>
          <text:p text:style-name="P10">Crème fraîche</text:p>
        </text:list-item>
        <text:list-item>
          <text:p text:style-name="P10">Echalote</text:p>
        </text:list-item>
        <text:list-item>
          <text:p text:style-name="P10">Ail</text:p>
        </text:list-item>
      </text:list>
      <text:p text:style-name="P6">Préparation :</text:p>
      <text:list xml:id="list30835090" text:continue-numbering="true" text:style-name="WWNum1">
        <text:list-item>
          <text:p text:style-name="P10">Faire bouillir de l’eau et ajouter les pâtes.</text:p>
        </text:list-item>
        <text:list-item>
          <text:p text:style-name="P10">Faire revenir dans un peu de beurre l’échalote finement coupée, avec l’ail haché.</text:p>
        </text:list-item>
        <text:list-item>
          <text:p text:style-name="P10">Lorsque l’échalote et l’ail sont dorés, ajouter les champignons.</text:p>
        </text:list-item>
        <text:list-item>
          <text:p text:style-name="P10">Laisser cuire 5 min (on peut ajouter du vin blanc pour éviter que cela brûle, car il faut cuire à gros feu).</text:p>
        </text:list-item>
        <text:list-item>
          <text:p text:style-name="P10">Ajouter les Saint Jacques et la crème et laisser cuire quelques minutes.</text:p>
        </text:list-item>
        <text:list-item>
          <text:p text:style-name="P10">Mélanger la préparation avec les tagliatelles ou servir à part.</text:p>
        </text:list-item>
      </text:list>
      <text:p text:style-name="P1"/>
      <text:p text:style-name="P3"><text:span text:style-name="T2">Steak tartare <text:s/></text:span><text:span text:style-name="T5">plat</text:span></text:p>
      <text:p text:style-name="P6">Temps de préparation : 20 min</text:p>
      <text:p text:style-name="P6">Pour 2 personnes</text:p>
      <text:p text:style-name="P6">Ingrédients :</text:p>
      <text:list xml:id="list30841069" text:continue-numbering="true" text:style-name="WWNum1">
        <text:list-item>
          <text:p text:style-name="P10">1 c.à.c de moutarde de Dijon</text:p>
        </text:list-item>
        <text:list-item>
          <text:p text:style-name="P10">Sel, poivre</text:p>
        </text:list-item>
        <text:list-item>
          <text:p text:style-name="P10">2 c.à.s d’huile d’olive</text:p>
        </text:list-item>
        <text:list-item>
          <text:p text:style-name="P10">1 c.à.c de persil plat haché </text:p>
        </text:list-item>
        <text:list-item>
          <text:p text:style-name="P10">250 gr de bœuf frais</text:p>
        </text:list-item>
        <text:list-item>
          <text:p text:style-name="P10">1 jaune d’œuf</text:p>
        </text:list-item>
        <text:list-item>
          <text:p text:style-name="P10">1 c.à.s d’oignon haché</text:p>
        </text:list-item>
        <text:list-item>
          <text:p text:style-name="P10">1 c.à.s de câpres hachées</text:p>
        </text:list-item>
        <text:list-item>
          <text:p text:style-name="P10">1 c.à.c de sauce Worcestershire</text:p>
        </text:list-item>
        <text:list-item>
          <text:p text:style-name="P10">1 c.à.s de ketchup</text:p>
        </text:list-item>
        <text:list-item>
          <text:p text:style-name="P10">Tabasco</text:p>
        </text:list-item>
      </text:list>
      <text:p text:style-name="P6">Préparation :</text:p>
      <text:list xml:id="list30819883" text:continue-numbering="true" text:style-name="WWNum1">
        <text:list-item>
          <text:p text:style-name="P10">Couper la viande au couteau (en brunoise).</text:p>
        </text:list-item>
        <text:list-item>
          <text:p text:style-name="P10">Dans le bol, mélanger le jaune d’œuf, la moutarde de Dijon, l’oignon, les câpres, la Worcestershire sauce, le ketchup, le Tabasco, le sel et le poivre. Ajouter l’huile d’olive en remuant avec le fouet.</text:p>
        </text:list-item>
        <text:list-item>
          <text:p text:style-name="P10">Ajouter la viande à la sauce ainsi que le persil. Rectifier l’assaisonnement.</text:p>
        </text:list-item>
        <text:list-item>
          <text:p text:style-name="P10"><text:soft-page-break/>Réfrigérer ou servir immédiatement.</text:p>
        </text:list-item>
      </text:list>
      <text:p text:style-name="P1"/>
      <text:p text:style-name="P3"><text:span text:style-name="T2">Panacotta aux fruits rouges </text:span><text:span text:style-name="T5">dessert</text:span></text:p>
      <text:p text:style-name="P6">Temps de préparation : 30 min + 12 à 24 h</text:p>
      <text:p text:style-name="P6">Pour 4 personnes</text:p>
      <text:p text:style-name="P6">Ingrédients : </text:p>
      <text:list xml:id="list30817913" text:continue-numbering="true" text:style-name="WWNum1">
        <text:list-item>
          <text:p text:style-name="P10">100 gr de sucre</text:p>
        </text:list-item>
        <text:list-item>
          <text:p text:style-name="P10">250 gr de mascarpone</text:p>
        </text:list-item>
        <text:list-item>
          <text:p text:style-name="P10">250 gr de crème liquide entière</text:p>
        </text:list-item>
        <text:list-item>
          <text:p text:style-name="P10">2 feuilles de gélatine</text:p>
        </text:list-item>
        <text:list-item>
          <text:p text:style-name="P10">1 paquet de fruits rouges surgelés</text:p>
        </text:list-item>
      </text:list>
      <text:p text:style-name="P6">Préparation : </text:p>
      <text:list xml:id="list30836653" text:continue-numbering="true" text:style-name="WWNum1">
        <text:list-item>
          <text:p text:style-name="P10">Faire ramollir les feuilles de gélatine dans l’eau froide.</text:p>
        </text:list-item>
        <text:list-item>
          <text:p text:style-name="P10">Porter à ébullition la crème liquide, le mascarpone et le sucre.</text:p>
        </text:list-item>
        <text:list-item>
          <text:p text:style-name="P10">Bien mélanger.</text:p>
        </text:list-item>
        <text:list-item>
          <text:p text:style-name="P10">Retirer du feu et y ajouter la gélatine. Mixer le tout pour avoir un mélange parfaitement homogène.</text:p>
        </text:list-item>
        <text:list-item>
          <text:p text:style-name="P10">Répartir la crème dans quatre coupelles et mettre au frais de 12 à 24 h.</text:p>
        </text:list-item>
        <text:list-item>
          <text:p text:style-name="P10">Mettre les fruits à décongeler au frais en même temps que les panacotta.</text:p>
        </text:list-item>
        <text:list-item>
          <text:p text:style-name="P10">Au moment de servir, répartir les fruits rouges dans les coupelles, en dosant à votre goût.</text:p>
        </text:list-item>
      </text:list>
      <text:p text:style-name="P1"/>
      <text:p text:style-name="P3"><text:span text:style-name="T2">Cannelés bordelais </text:span><text:span text:style-name="T5">dessert</text:span></text:p>
      <text:p text:style-name="P6">Temps de préparation : 1h30 min</text:p>
      <text:p text:style-name="P6">Pour 16 personnes</text:p>
      <text:p text:style-name="P6">Ingrédients :</text:p>
      <text:list xml:id="list30818094" text:continue-numbering="true" text:style-name="WWNum1">
        <text:list-item>
          <text:p text:style-name="P10">½ gousse de vanille</text:p>
        </text:list-item>
        <text:list-item>
          <text:p text:style-name="P10">1 c.à.s de rhum</text:p>
        </text:list-item>
        <text:list-item>
          <text:p text:style-name="P10">100 g de farine</text:p>
        </text:list-item>
        <text:list-item>
          <text:p text:style-name="P10">250 g de sucre en poudre</text:p>
        </text:list-item>
        <text:list-item>
          <text:p text:style-name="P10">50 g de beurre doux (+ 50g pour beurrer les moules)</text:p>
        </text:list-item>
        <text:list-item>
          <text:p text:style-name="P10">1 pincée de sel</text:p>
        </text:list-item>
        <text:list-item>
          <text:p text:style-name="P10">50 cl de lait</text:p>
        </text:list-item>
        <text:list-item>
          <text:p text:style-name="P10">2 œufs entiers</text:p>
        </text:list-item>
        <text:list-item>
          <text:p text:style-name="P10">2 jaunes d’œuf</text:p>
        </text:list-item>
      </text:list>
      <text:p text:style-name="P6">Préparation :</text:p>
      <text:list xml:id="list30843653" text:continue-numbering="true" text:style-name="WWNum1">
        <text:list-item>
          <text:p text:style-name="P10">Faire bouillir le lait avec la gousse de vanille préalablement fendue et égrainée et le beurre.</text:p>
        </text:list-item>
        <text:list-item>
          <text:p text:style-name="P10">Pendant ce temps, mélanger la farine et le sucre dans un saladier.</text:p>
        </text:list-item>
        <text:list-item>
          <text:p text:style-name="P10">Incorporer les œufs d’un seul coup.</text:p>
        </text:list-item>
        <text:list-item>
          <text:p text:style-name="P10">Verser ensuite le lait bouillant.</text:p>
        </text:list-item>
        <text:list-item>
          <text:p text:style-name="P10">Mélanger doucement afin d’obtenir une pâte fluide comme une pâte à crêpes. Laisser refroidir.</text:p>
        </text:list-item>
        <text:list-item>
          <text:p text:style-name="P10"><text:soft-page-break/>Ajouter le rhum.</text:p>
        </text:list-item>
        <text:list-item>
          <text:p text:style-name="P10">Placer au réfrigérateur et laisser reposer une heure.</text:p>
        </text:list-item>
        <text:list-item>
          <text:p text:style-name="P10">Préchauffer le four à 240° (th 8) avec la tôle sur laquelle cuiront les cannelés (si vous utilisez un moule en silicone, mettre le four à max 220° (th 7)). Verser la pâte bien refroidie dans les moules bien beurrés, en ne les remplissant qu’à moitié.</text:p>
        </text:list-item>
        <text:list-item>
          <text:p text:style-name="P10">Disposer rapidement les cannelés sur la tôle du four préchauffé à 240°, pendant 12 min (20 min à 220° avec un moule en silicone) ; puis baisser la température à 180° (th 6) et continuer la cuisson pendant 1 h : le cannelé doit avoir une croûte brune et un intérieur bien moelleux.</text:p>
        </text:list-item>
        <text:list-item>
          <text:p text:style-name="P10">Démouler encore chaud.</text:p>
        </text:list-item>
      </text:list>
      <text:p text:style-name="P1"/>
      <text:p text:style-name="P3"><text:span text:style-name="T2">Charlotte aux fraises </text:span><text:span text:style-name="T5">dessert</text:span></text:p>
      <text:p text:style-name="P6">Temps de préparation : 1 h</text:p>
      <text:p text:style-name="P6">Pour 6 personnes</text:p>
      <text:p text:style-name="P6">Ingrédients :</text:p>
      <text:list xml:id="list30821743" text:continue-numbering="true" text:style-name="WWNum1">
        <text:list-item>
          <text:p text:style-name="P10">140 g de sucre en poudre</text:p>
        </text:list-item>
        <text:list-item>
          <text:p text:style-name="P10">6 feuilles de gélatine</text:p>
        </text:list-item>
        <text:list-item>
          <text:p text:style-name="P10">500 g de fraises</text:p>
        </text:list-item>
        <text:list-item>
          <text:p text:style-name="P10">1 sachet de sucre vanillé</text:p>
        </text:list-item>
        <text:list-item>
          <text:p text:style-name="P10">26 biscuits à la cuillère</text:p>
        </text:list-item>
        <text:list-item>
          <text:p text:style-name="P10">1 c.à.s d’alcool de fraise</text:p>
        </text:list-item>
        <text:list-item>
          <text:p text:style-name="P10">1 citron</text:p>
        </text:list-item>
        <text:list-item>
          <text:p text:style-name="P10">40 cl crème liquide</text:p>
        </text:list-item>
        <text:list-item>
          <text:p text:style-name="P10">Glaçons</text:p>
        </text:list-item>
      </text:list>
      <text:p text:style-name="P6">Préparation :</text:p>
      <text:list xml:id="list30813614" text:continue-numbering="true" text:style-name="WWNum1">
        <text:list-item>
          <text:p text:style-name="P10">Préparer un sirop en portant à ébullition 15 cl d’eau et 80 g de sucre. Oter du feu et laisser refroidir, ensuite y mettre l’alcool de fraise.</text:p>
        </text:list-item>
        <text:list-item>
          <text:p text:style-name="P10">Faire tremper la gélatine dans un bol d’eau froide.</text:p>
        </text:list-item>
        <text:list-item>
          <text:p text:style-name="P10">Laver et équeuter les fraises et en mettre 8 entières de côté. Mettre les autres fraises dans un mixeur avec le jus de citron et mixer jusqu’à obtenir une purée lisse. Transvaser cette purée dans une passoire afin de récolter le coulis et retenir les grains.</text:p>
        </text:list-item>
        <text:list-item>
          <text:p text:style-name="P10"><text:soft-page-break/>Prélever un quart de ce coulis et le faire chauffer doucement dans une casserole en y incorporant la gélatine essorée et le restant de sucre.</text:p>
        </text:list-item>
        <text:list-item>
          <text:p text:style-name="P10">Ensuite, mélanger le coulis obtenu (chaud) avec le coulis froid. Laisser tiédir à température ambiante.</text:p>
        </text:list-item>
        <text:list-item>
          <text:p text:style-name="P10">Mettre la crème liquide dans un saladier et mettre au congélateur 20 min. Puis la fouetter de façon à obtenir une crème chantilly. Mettre le sucre vanillé, remuer doucement et mettre en attente au frais.</text:p>
        </text:list-item>
        <text:list-item>
          <text:p text:style-name="P10">Placer le récipient où se trouve le coulis dans un récipient plus grand rempli de glaçons. Remuer le coulis jusqu’à constater son épaississement. A ce moment, l’ôter des glaçons et y ajouter la chantilly en tournant délicatement. Laisser à température ambiante.</text:p>
        </text:list-item>
        <text:list-item>
          <text:p text:style-name="P10">Couper les 8 fraises mises de côté dans leur hauteur. Tapisser le fond et les parois du moule avec des biscuits trempés (vite fait) dans le sirop (les tailler si besoin). Pour les parois : côté bombé contre le moule.</text:p>
        </text:list-item>
        <text:list-item>
          <text:p text:style-name="P10">Verser un tiers de la crème puis parsemer de fraises coupées (la moitié).</text:p>
        </text:list-item>
        <text:list-item>
          <text:p text:style-name="P10">Couvrir du second tiers de crème, disposer le restant de fraises coupées. Terminer par le dernier tiers de crème. Finir par une couche de biscuits (toujours trempés dans le sirop).</text:p>
        </text:list-item>
        <text:list-item>
          <text:p text:style-name="P10">Mettre un film plastique sur le plat et laisser au frais 6 h (une nuit est l’idéal) avant de démouler.</text:p>
        </text:list-item>
      </text:list>
      <text:p text:style-name="P1"/>
      <text:p text:style-name="P3"><text:span text:style-name="T2">Carrot Cake dessert </text:span><text:span text:style-name="T5">vegan</text:span></text:p>
      <text:p text:style-name="P6">Temps de préparation : 45 min</text:p>
      <text:p text:style-name="P6">Pour 8 personnes</text:p>
      <text:p text:style-name="P6">Ingrédients :</text:p>
      <text:list xml:id="list30837485" text:continue-numbering="true" text:style-name="WWNum1">
        <text:list-item>
          <text:p text:style-name="P10">180 g d’huile végétale</text:p>
        </text:list-item>
        <text:list-item>
          <text:p text:style-name="P10">250 g de sucre</text:p>
        </text:list-item>
        <text:list-item>
          <text:p text:style-name="P10">250 g de farine fluide</text:p>
        </text:list-item>
        <text:list-item>
          <text:p text:style-name="P10">2 c.à.c d’extrait de vanille liquide</text:p>
        </text:list-item>
        <text:list-item>
          <text:p text:style-name="P10">1 sachet de levure chimique</text:p>
        </text:list-item>
        <text:list-item>
          <text:p text:style-name="P10">300 g de carotte râpées (3 à 4 grosses carottes)</text:p>
        </text:list-item>
        <text:list-item>
          <text:p text:style-name="P10">4 œufs</text:p>
        </text:list-item>
        <text:list-item>
          <text:p text:style-name="P10">1 c.à.c de muscade</text:p>
        </text:list-item>
        <text:list-item>
          <text:p text:style-name="P10">2 c.à.c rase de cannelle</text:p>
        </text:list-item>
        <text:list-item>
          <text:p text:style-name="P10">120 g de noix concassé</text:p>
        </text:list-item>
      </text:list>
      <text:p text:style-name="P6">Préparation : </text:p>
      <text:list xml:id="list30827511" text:continue-numbering="true" text:style-name="WWNum1">
        <text:list-item>
          <text:p text:style-name="P10">Mélanger au fouet électrique les 4 œufs et le sucre.</text:p>
        </text:list-item>
        <text:list-item>
          <text:p text:style-name="P10">Incorporer l’extrait de vanille, la muscade, la cannelle et l’huile, toujours à l’aide du fouet électrique.</text:p>
        </text:list-item>
        <text:list-item>
          <text:p text:style-name="P10">Ajouter la farine et la levure. Commencer à mélanger avec le fouet éteint (pour éviter les projections), puis allumer le fouet en augmentant de puissance progressivement jusqu’à obtention d’une pâte lisse.</text:p>
        </text:list-item>
        <text:list-item>
          <text:p text:style-name="P10"><text:soft-page-break/>Ajouter les carottes râpées et les noix concassées. Mélanger au fouet doucement jusqu’à ce que la pâte soit homogène.</text:p>
        </text:list-item>
        <text:list-item>
          <text:p text:style-name="P10">Huiler et fariner légèrement le moule (voire les 2 moules car la dose le permet) et verser la préparation.</text:p>
        </text:list-item>
        <text:list-item>
          <text:p text:style-name="P10">Enfourner 30 à 40 minutes selon votre four à 175° (th 5/6). Piquer pour vérifier que le gâteau soit cuit.</text:p>
        </text:list-item>
      </text:list>
      <text:p text:style-name="P9"/>
      <text:p text:style-name="P9"/>
      <text:p text:style-name="P9"/>
      <text:p text:style-name="P9"/>
      <text:p text:style-name="P9"/>
      <text:p text:style-name="P2"><text:span text:style-name="T1">Pesto vegan aux noix de cajou</text:span><text:span text:style-name="T2"> </text:span><text:span text:style-name="T5">vegan</text:span></text:p>
      <text:p text:style-name="P6">Temps de préparation : 15 min</text:p>
      <text:p text:style-name="P6">Pour 4 personnes</text:p>
      <text:p text:style-name="P6">Ingrédients :</text:p>
      <text:list xml:id="list30836362" text:continue-numbering="true" text:style-name="WWNum1">
        <text:list-item>
          <text:p text:style-name="P10">15 cl d’huile d’olive</text:p>
        </text:list-item>
        <text:list-item>
          <text:p text:style-name="P10">1 pincée de fleur de sel</text:p>
        </text:list-item>
        <text:list-item>
          <text:p text:style-name="P10">2 bouquets de basilic frais</text:p>
        </text:list-item>
        <text:list-item>
          <text:p text:style-name="P10">1 gousse d’ail</text:p>
        </text:list-item>
        <text:list-item>
          <text:p text:style-name="P10">60 g de noix de cajou</text:p>
        </text:list-item>
      </text:list>
      <text:p text:style-name="P6">Préparation :</text:p>
      <text:list xml:id="list30823913" text:continue-numbering="true" text:style-name="WWNum1">
        <text:list-item>
          <text:p text:style-name="P10">Laver le basilic. Placer les feuilles de basilic dans un mixer.</text:p>
        </text:list-item>
        <text:list-item>
          <text:p text:style-name="P10"><text:soft-page-break/>Ajouter les noix de cajou et l’ail, l’huile d’olive et le sel.</text:p>
        </text:list-item>
        <text:list-item>
          <text:p text:style-name="P10">Mixer le tout.</text:p>
        </text:list-item>
        <text:list-item>
          <text:p text:style-name="P10">Verser dans un pot. A conserver au frais.</text:p>
        </text:list-item>
      </text:list>
      <text:p text:style-name="P1"/>
      <text:p text:style-name="P4"><text:span text:style-name="T2">Beignets aux courgettes </text:span><text:span text:style-name="T5">vegan</text:span></text:p>
      <text:p text:style-name="P6">Temps de préparation : 1h30</text:p>
      <text:p text:style-name="P6">Pour 4 personnes</text:p>
      <text:p text:style-name="P6">Ingrédients :</text:p>
      <text:list xml:id="list30818803" text:continue-numbering="true" text:style-name="WWNum1">
        <text:list-item>
          <text:p text:style-name="P10">600 g de courgette</text:p>
        </text:list-item>
        <text:list-item>
          <text:p text:style-name="P10">Sel, poivre</text:p>
        </text:list-item>
        <text:list-item>
          <text:p text:style-name="P10">130 g de farine</text:p>
        </text:list-item>
        <text:list-item>
          <text:p text:style-name="P10">1 sachet de levure</text:p>
        </text:list-item>
        <text:list-item>
          <text:p text:style-name="P10">1 œuf</text:p>
        </text:list-item>
        <text:list-item>
          <text:p text:style-name="P10">20 cl de lait</text:p>
        </text:list-item>
      </text:list>
      <text:p text:style-name="P6">Préparation :</text:p>
      <text:list xml:id="list30814494" text:continue-numbering="true" text:style-name="WWNum1">
        <text:list-item>
          <text:p text:style-name="P10">Verser la farine dans un saladier, former une fontaine et y casser les œufs avec le sel et le poivre.</text:p>
        </text:list-item>
        <text:list-item>
          <text:p text:style-name="P10">Ajouter ensuite la levure, puis mélanger les ingrédients à l’aide d’un fouet.</text:p>
        </text:list-item>
        <text:list-item>
          <text:p text:style-name="P10">Verser par filets le lait en continuant de fouetter jusqu’à l’obtention d’une pâte parfaitement lisse.</text:p>
        </text:list-item>
        <text:list-item>
          <text:p text:style-name="P10">Laisser reposer la pâte à couvert pendant 1 h.</text:p>
        </text:list-item>
        <text:list-item>
          <text:p text:style-name="P10">Pendant ce temps, préparer la garniture des beignets : laver et peler à moitié les courgettes dans le sens de la longueur. Couper les bouts de chaque extrémité, puis les détailler en rondelles assez épaisses.</text:p>
        </text:list-item>
        <text:list-item>
          <text:p text:style-name="P10">Les essuyer dans un linge propre, et faire chauffer le bain de friture.</text:p>
        </text:list-item>
        <text:list-item>
          <text:p text:style-name="P10"><text:soft-page-break/>Découvrir la pâte, puis vérifier qu’elle soit bien coulante. Dans le cas contraire, la délayer avec un peu de lait froid jusqu’à ce qu’elle soit bien fluide. A l’aide d’une écumoire, tremper les rondelles de courgettes dans la pâte.</text:p>
        </text:list-item>
        <text:list-item>
          <text:p text:style-name="P10">Les plonger dans le bain de friture. Lorsque les beignets commencent à dorer, les retourner pour qu’ils le soient de tous les côtés.</text:p>
        </text:list-item>
        <text:list-item>
          <text:p text:style-name="P10">Les égoutter puis les essuyer à l’aide de papier absorbant afin d’ôter le surplus d’huile.</text:p>
        </text:list-item>
        <text:list-item>
          <text:p text:style-name="P10">Les réserver au chaud et renouveler l’opération jusqu’à épuisement de la pâte et la garniture.</text:p>
        </text:list-item>
      </text:list>
      <text:p text:style-name="P1"/>
      <text:p text:style-name="P4"><text:span text:style-name="T2">Burger veggie à la pomme de terre <text:s/></text:span><text:span text:style-name="T5">vegan</text:span></text:p>
      <text:p text:style-name="P6">Temps de préparation : 55 min</text:p>
      <text:p text:style-name="P6">Pour 4 personnes</text:p>
      <text:p text:style-name="P6">Ingrédients :</text:p>
      <text:list xml:id="list30819526" text:continue-numbering="true" text:style-name="WWNum1">
        <text:list-item>
          <text:p text:style-name="P10">1 kg de pommes de terre</text:p>
        </text:list-item>
        <text:list-item>
          <text:p text:style-name="P10">1 oignon</text:p>
        </text:list-item>
        <text:list-item>
          <text:p text:style-name="P10">1 œuf entier</text:p>
        </text:list-item>
        <text:list-item>
          <text:p text:style-name="P10">1 jaune d’œuf</text:p>
        </text:list-item>
        <text:list-item>
          <text:p text:style-name="P10">100 g de fromage râpé</text:p>
        </text:list-item>
        <text:list-item>
          <text:p text:style-name="P10">6 c.à.s de farine</text:p>
        </text:list-item>
        <text:list-item>
          <text:p text:style-name="P10">6 c.à.s d’huile de tournesol</text:p>
        </text:list-item>
        <text:list-item>
          <text:p text:style-name="P10">Sel, poivre</text:p>
        </text:list-item>
        <text:list-item>
          <text:p text:style-name="P10">4 pains burger</text:p>
        </text:list-item>
        <text:list-item>
          <text:p text:style-name="P10">1 sachet de roquette</text:p>
        </text:list-item>
        <text:list-item>
          <text:p text:style-name="P10">1 dizaine de radis roses</text:p>
        </text:list-item>
        <text:list-item>
          <text:p text:style-name="P10">Mayonnaise</text:p>
        </text:list-item>
        <text:list-item>
          <text:p text:style-name="P10">Ketchup</text:p>
        </text:list-item>
      </text:list>
      <text:p text:style-name="P6">Préparation :</text:p>
      <text:list xml:id="list30815616" text:continue-numbering="true" text:style-name="WWNum1">
        <text:list-item>
          <text:p text:style-name="P10">Eplucher les pommes de terre</text:p>
        </text:list-item>
        <text:list-item>
          <text:p text:style-name="P10">Les faire cuire dans une casserole d’eau bouillante salée pendant 20 min</text:p>
        </text:list-item>
        <text:list-item>
          <text:p text:style-name="P10">Pendant ce temps, peler et hacher l’oignon</text:p>
        </text:list-item>
        <text:list-item>
          <text:p text:style-name="P10"><text:soft-page-break/>Quand les pommes de terre sont cuites, les égoutter et les écraser en purée à l’aide d’une fourchette.</text:p>
        </text:list-item>
        <text:list-item>
          <text:p text:style-name="P10">Ajouter l’oignon haché, la farine, l’œuf entier, le jaune d’œuf et le fromage râpé à la purée de pommes de terre. Saler, poivrer puis bien mélanger. Laisser tiédir.</text:p>
        </text:list-item>
        <text:list-item>
          <text:p text:style-name="P10">Quand la purée est tiède, former des boulettes de la grosseur d’un œuf en les aplatissant légèrement.</text:p>
        </text:list-item>
        <text:list-item>
          <text:p text:style-name="P10">Au fur et à mesure, disposer les croquettes sur un plat saupoudré de farine. Laisser reposer pendant 30 min.</text:p>
        </text:list-item>
        <text:list-item>
          <text:p text:style-name="P10">Au bout de ce temps, faire chauffer l’huile de tournesol dans une poêle.</text:p>
        </text:list-item>
        <text:list-item>
          <text:p text:style-name="P10">Y faire cuire les croquettes de pommes de terre 5 à 10 min de chaque côté jusqu’à ce qu’elles soient bien dorées.</text:p>
        </text:list-item>
        <text:list-item>
          <text:p text:style-name="P10">Réserver les croquettes au chaud en fin de cuisson.</text:p>
        </text:list-item>
        <text:list-item>
          <text:p text:style-name="P10">Couper les pains burger en deux.</text:p>
        </text:list-item>
        <text:list-item>
          <text:p text:style-name="P10">Nettoyer et essorer la roquette.</text:p>
        </text:list-item>
        <text:list-item>
          <text:p text:style-name="P10">Nettoyer et éponger les radis roses. Les tailler en fins bâtonnets.</text:p>
        </text:list-item>
        <text:list-item>
          <text:p text:style-name="P10">Faire toaster les faces des pains burger au grille-pain. Les tartiner ensuite de mayonnaise et de ketchup.</text:p>
        </text:list-item>
        <text:list-item>
          <text:p text:style-name="P10">Sur les talons des pains, placer un peu de roquette, les bâtonnets de radis roses, les croquettes de pommes de terre puis à nouveau un peu de roquette.</text:p>
        </text:list-item>
        <text:list-item>
          <text:p text:style-name="P10">Refermer les burgers avec les couronnes des pains.</text:p>
        </text:list-item>
        <text:list-item>
          <text:p text:style-name="P10">Servir de suite.</text:p>
        </text:list-item>
      </text:list>
      <text:p text:style-name="P3"><text:span text:style-name="T2">Trio lentilles, quinoa, riz pimenté aux petits légumes </text:span><text:span text:style-name="T5">vegan</text:span></text:p>
      <text:p text:style-name="P6">Temps de préparation : 31 min</text:p>
      <text:p text:style-name="P6">Pour 4 personnes</text:p>
      <text:p text:style-name="P6">Ingrédients :</text:p>
      <text:list xml:id="list30814895" text:continue-numbering="true" text:style-name="WWNum1">
        <text:list-item>
          <text:p text:style-name="P10">1 courgette</text:p>
        </text:list-item>
        <text:list-item>
          <text:p text:style-name="P10">½ poivron rouge</text:p>
        </text:list-item>
        <text:list-item>
          <text:p text:style-name="P10">2 oignons blancs</text:p>
        </text:list-item>
        <text:list-item>
          <text:p text:style-name="P10">2 gousses d’ail</text:p>
        </text:list-item>
        <text:list-item>
          <text:p text:style-name="P10">2 c.à.s d’huile de coco</text:p>
        </text:list-item>
        <text:list-item>
          <text:p text:style-name="P10">75 g de lentilles corail</text:p>
        </text:list-item>
        <text:list-item>
          <text:p text:style-name="P10">75 g de riz semi-complet</text:p>
        </text:list-item>
        <text:list-item>
          <text:p text:style-name="P10">75 g de quinoa rouge</text:p>
        </text:list-item>
        <text:list-item>
          <text:p text:style-name="P10">1 c.à.s de pâte de curry rouge</text:p>
        </text:list-item>
      </text:list>
      <text:p text:style-name="P6">Préparation :</text:p>
      <text:list xml:id="list30840261" text:continue-numbering="true" text:style-name="WWNum1">
        <text:list-item>
          <text:p text:style-name="P10">Hacher l’ail et l’oignon.</text:p>
        </text:list-item>
        <text:list-item>
          <text:p text:style-name="P10">Couper la courgette et le poivron en dés.</text:p>
        </text:list-item>
        <text:list-item>
          <text:p text:style-name="P10">Faire revenir l’ail et l’oignon dans l’huile de coco pendant 5 min.</text:p>
        </text:list-item>
        <text:list-item>
          <text:p text:style-name="P10">Ajouter le poivron et la courgette. Laisser cuire à feu doux pendant 10 min en remuant très régulièrement.</text:p>
        </text:list-item>
        <text:list-item>
          <text:p text:style-name="P10">Ajouter les lentilles corail et remuer pendant 5 min.</text:p>
        </text:list-item>
        <text:list-item>
          <text:p text:style-name="P10">Rincer le riz et le quinoa.</text:p>
        </text:list-item>
        <text:list-item>
          <text:p text:style-name="P10"><text:soft-page-break/>Augmenter le feu et ajouter le riz et le quinoa. Laisser cuire à feu vif 1 min en remuant constamment.</text:p>
        </text:list-item>
        <text:list-item>
          <text:p text:style-name="P10">Couvrir d’eau bouillante et ajouter la pâte de curry.</text:p>
        </text:list-item>
        <text:list-item>
          <text:p text:style-name="P10">Cuire 10 min à petite ébullition. Remuer fréquemment. Ajouter un peu d’eau si nécessaire.</text:p>
        </text:list-item>
        <text:list-item>
          <text:p text:style-name="P10">Servir chaud.</text:p>
        </text:list-item>
      </text:list>
      <text:p text:style-name="P1"/>
      <text:p text:style-name="P4"><text:span text:style-name="T2">Veau marengo </text:span><text:span text:style-name="T5">hiver/plat</text:span></text:p>
      <text:p text:style-name="P6">Temps de préparation : 1h10min</text:p>
      <text:p text:style-name="P6">Pour 6 personnes</text:p>
      <text:p text:style-name="P6">Ingrédients : </text:p>
      <text:list xml:id="list30818962" text:continue-numbering="true" text:style-name="WWNum1">
        <text:list-item>
          <text:p text:style-name="P10">75 g de beurre</text:p>
        </text:list-item>
        <text:list-item>
          <text:p text:style-name="P10">2 carottes</text:p>
        </text:list-item>
        <text:list-item>
          <text:p text:style-name="P10">1 c.à.s de farine</text:p>
        </text:list-item>
        <text:list-item>
          <text:p text:style-name="P10">30 cl d’eau</text:p>
        </text:list-item>
        <text:list-item>
          <text:p text:style-name="P10">Sel, poivre</text:p>
        </text:list-item>
        <text:list-item>
          <text:p text:style-name="P10">1 kg de veau</text:p>
        </text:list-item>
        <text:list-item>
          <text:p text:style-name="P10">4 échalotes</text:p>
        </text:list-item>
        <text:list-item>
          <text:p text:style-name="P10">50 g de concentré de tomates</text:p>
        </text:list-item>
        <text:list-item>
          <text:p text:style-name="P10">30 cl de vin blanc sec</text:p>
        </text:list-item>
        <text:list-item>
          <text:p text:style-name="P10">2 gousses d’ail</text:p>
        </text:list-item>
        <text:list-item>
          <text:p text:style-name="P10">125 g de champignon</text:p>
        </text:list-item>
        <text:list-item>
          <text:p text:style-name="P10">1 bouquet garni</text:p>
        </text:list-item>
      </text:list>
      <text:p text:style-name="P6">Préparation :</text:p>
      <text:list xml:id="list30820404" text:continue-numbering="true" text:style-name="WWNum1">
        <text:list-item>
          <text:p text:style-name="P10">Détailler les carottes en rondelles, les échalotes et l’ail en fins morceaux.</text:p>
        </text:list-item>
        <text:list-item>
          <text:p text:style-name="P10">Laver et couper en 2 les champignons.</text:p>
        </text:list-item>
        <text:list-item>
          <text:p text:style-name="P10">Couper la viande en cubes de 3 cm de côté environ. Dans une cocotte à fond épais faire dorer la viande.</text:p>
        </text:list-item>
        <text:list-item>
          <text:p text:style-name="P10"><text:soft-page-break/>Ajouter alors les carottes, l’ail et les échalotes. Lorsque ces derniers sont translucides, saupoudrer de farine.</text:p>
        </text:list-item>
        <text:list-item>
          <text:p text:style-name="P10">Lorsque la farine a blondi, ajouter le concentré de tomate, l’eau, le vin et le bouquet garni. Sel, poivre.</text:p>
        </text:list-item>
        <text:list-item>
          <text:p text:style-name="P10">Laisser mijoter 1h30 à couvert sur feu doux.</text:p>
        </text:list-item>
        <text:list-item>
          <text:p text:style-name="P10">Au bout de ce temps, ajouter les champignons et laisser cuire encore 15 min.</text:p>
        </text:list-item>
      </text:list>
      <text:p text:style-name="P1"/>
      <text:p text:style-name="P3"><text:span text:style-name="T2">Tomates mozzarella aux figues fraîches </text:span><text:span text:style-name="T5">entrée/Été</text:span></text:p>
      <text:p text:style-name="P6">Temps de préparation : 10 min</text:p>
      <text:p text:style-name="P6">Pour 4 personnes</text:p>
      <text:p text:style-name="P6">Ingrédients :</text:p>
      <text:list xml:id="list30812335" text:continue-numbering="true" text:style-name="WWNum1">
        <text:list-item>
          <text:p text:style-name="P10">4 tomates</text:p>
        </text:list-item>
        <text:list-item>
          <text:p text:style-name="P10">4 figues fraîches</text:p>
        </text:list-item>
        <text:list-item>
          <text:p text:style-name="P10">Sel, poivre</text:p>
        </text:list-item>
        <text:list-item>
          <text:p text:style-name="P10">Huile d’olive</text:p>
        </text:list-item>
        <text:list-item>
          <text:p text:style-name="P10">200 g de mozzarella</text:p>
        </text:list-item>
      </text:list>
      <text:p text:style-name="P6">Préparation :</text:p>
      <text:list xml:id="list30814938" text:continue-numbering="true" text:style-name="WWNum1">
        <text:list-item>
          <text:p text:style-name="P10">Tout couper en lamelles, bien présenter à l’assiette, rajouter sel, poivre, huile d’olive sur le tout et une touche de basilic.</text:p>
        </text:list-item>
      </text:list>
      <text:p text:style-name="P1"/>
      <text:p text:style-name="P3"><text:span text:style-name="T2">Tarte aux asperges vertes et fromage de chèvre. </text:span><text:span text:style-name="T5">Entrée/printemps</text:span></text:p>
      <text:p text:style-name="P6">Temps de préparation : 50 min</text:p>
      <text:p text:style-name="P6">Pour 6 personnes</text:p>
      <text:p text:style-name="P6">Ingrédients :</text:p>
      <text:list xml:id="list30823031" text:continue-numbering="true" text:style-name="WWNum1">
        <text:list-item>
          <text:p text:style-name="P10">1 botte d’asperge vertes</text:p>
        </text:list-item>
        <text:list-item>
          <text:p text:style-name="P10">1 c.à.s d’huile</text:p>
        </text:list-item>
        <text:list-item>
          <text:p text:style-name="P10">25 g de noisettes concassées</text:p>
        </text:list-item>
        <text:list-item>
          <text:p text:style-name="P10">25 cl de crème fraîche</text:p>
        </text:list-item>
        <text:list-item>
          <text:p text:style-name="P10">Sel, poivre</text:p>
        </text:list-item>
        <text:list-item>
          <text:p text:style-name="P10">1 fond de tarte brisée</text:p>
        </text:list-item>
        <text:list-item>
          <text:p text:style-name="P10">1 oignon rouge</text:p>
        </text:list-item>
        <text:list-item>
          <text:p text:style-name="P10">200 g de fromage de chèvre</text:p>
        </text:list-item>
        <text:list-item>
          <text:p text:style-name="P10">2 œufs battus</text:p>
        </text:list-item>
      </text:list>
      <text:p text:style-name="P6">Préparation :</text:p>
      <text:list xml:id="list30815864" text:continue-numbering="true" text:style-name="WWNum1">
        <text:list-item>
          <text:p text:style-name="P10">Garnir le moule à tarte et piquer la pâte avec une fourchette.</text:p>
        </text:list-item>
        <text:list-item>
          <text:p text:style-name="P10">Couper les asperges en morceaux (long. env. 5 cm) et cuire dans l’eau bouillante environ ¾ min. Les égoutter.</text:p>
        </text:list-item>
        <text:list-item>
          <text:p text:style-name="P10">Faire revenir l’oignon rouge finement haché dans un peu d’huile.</text:p>
        </text:list-item>
        <text:list-item>
          <text:p text:style-name="P10">Verser les asperges, les oignons et les noisettes concassées sur le fond de tarte.</text:p>
        </text:list-item>
        <text:list-item>
          <text:p text:style-name="P10">Battre au fouet le fromage de chèvre coupé en morceaux avec la crème, les œufs jusqu’à obtention d’un mélange tisse.</text:p>
        </text:list-item>
        <text:list-item>
          <text:p text:style-name="P10"><text:soft-page-break/>Recouvrir la tarte de cette préparation et assaisonner généreusement de sel et poivre.</text:p>
        </text:list-item>
        <text:list-item>
          <text:p text:style-name="P10">Faire cuire environ 30 min au four préchauffé à 195°.</text:p>
        </text:list-item>
      </text:list>
      <text:p text:style-name="P1"/>
      <text:p text:style-name="P4"><text:span text:style-name="T2">Ragoût d’agneau <text:s/></text:span><text:span text:style-name="T5">plat</text:span></text:p>
      <text:p text:style-name="P6">Temps de préparation : 1h20min</text:p>
      <text:p text:style-name="P6">Pour 6 personnes</text:p>
      <text:p text:style-name="P6">Ingrédients :</text:p>
      <text:list xml:id="list30837344" text:continue-numbering="true" text:style-name="WWNum1">
        <text:list-item>
          <text:p text:style-name="P10">3 c.à.s d’huile d’olive</text:p>
        </text:list-item>
        <text:list-item>
          <text:p text:style-name="P10">1 oignon haché</text:p>
        </text:list-item>
        <text:list-item>
          <text:p text:style-name="P10">Romarin</text:p>
        </text:list-item>
        <text:list-item>
          <text:p text:style-name="P10">Sel, poivre</text:p>
        </text:list-item>
        <text:list-item>
          <text:p text:style-name="P10">Persil</text:p>
        </text:list-item>
        <text:list-item>
          <text:p text:style-name="P10">24 oignons grelots</text:p>
        </text:list-item>
        <text:list-item>
          <text:p text:style-name="P10">1 kg d’agneau</text:p>
        </text:list-item>
        <text:list-item>
          <text:p text:style-name="P10">1 branche de céleri hachée</text:p>
        </text:list-item>
        <text:list-item>
          <text:p text:style-name="P10">3 gousses d’ail écrasées</text:p>
        </text:list-item>
        <text:list-item>
          <text:p text:style-name="P10">12.5 cl de vin blanc sec</text:p>
        </text:list-item>
        <text:list-item>
          <text:p text:style-name="P10">2 c.à.s de concentré de tomates</text:p>
        </text:list-item>
        <text:list-item>
          <text:p text:style-name="P10">25 cl de bouillon de volaille</text:p>
        </text:list-item>
      </text:list>
      <text:p text:style-name="P6">Préparation :</text:p>
      <text:list xml:id="list30832031" text:continue-numbering="true" text:style-name="WWNum1">
        <text:list-item>
          <text:p text:style-name="P10">Préchauffer le four à 180°.</text:p>
        </text:list-item>
        <text:list-item>
          <text:p text:style-name="P10">Faire chauffer l’huile d’olive dans une grande cocotte. Ajouter les morceaux d’agneau. Saler, poivrer et faire légèrement dorer à feu vif. Ajouter l’oignon, le céleri, l’ail, baisser le feu et faire revenir 5 min.</text:p>
        </text:list-item>
        <text:list-item>
          <text:p text:style-name="P10"><text:soft-page-break/>Verser le vin blanc et faire cuire à feu vif 2-3 min. Ajouter le concentré de tomate, le bouillon, le romarin.</text:p>
        </text:list-item>
        <text:list-item>
          <text:p text:style-name="P10">Fermer la cocotte et enfourner 45 min. Ajouter les petits oignons et prolonger la cuisson de 45 min. Parsemer de persil juste avant de servir.</text:p>
        </text:list-item>
      </text:list>
      <text:p text:style-name="P1"/>
      <text:p text:style-name="P4"><text:span text:style-name="T2">Flamenkuche express </text:span><text:span text:style-name="T5">rapide</text:span></text:p>
      <text:p text:style-name="P6">Temps de préparation : 20 min</text:p>
      <text:p text:style-name="P6">Pour 4 personnes</text:p>
      <text:p text:style-name="P6">Ingrédients : </text:p>
      <text:list xml:id="list30837498" text:continue-numbering="true" text:style-name="WWNum1">
        <text:list-item>
          <text:p text:style-name="P10">1 pâte feuilletée</text:p>
        </text:list-item>
        <text:list-item>
          <text:p text:style-name="P10">1 paquet de lardons en allumettes pas trop salés</text:p>
        </text:list-item>
        <text:list-item>
          <text:p text:style-name="P10">1 oignon</text:p>
        </text:list-item>
        <text:list-item>
          <text:p text:style-name="P10">1 sachet de gruyère râpé</text:p>
        </text:list-item>
        <text:list-item>
          <text:p text:style-name="P10">15 cl de crème fraîche épaisse</text:p>
        </text:list-item>
      </text:list>
      <text:p text:style-name="P6">Préparation :</text:p>
      <text:list xml:id="list30826958" text:continue-numbering="true" text:style-name="WWNum1">
        <text:list-item>
          <text:p text:style-name="P10">Faire préchauffer le four à 250°.</text:p>
        </text:list-item>
        <text:list-item>
          <text:p text:style-name="P10">Hacher l’oignon assez fin.</text:p>
        </text:list-item>
        <text:list-item>
          <text:p text:style-name="P10">Etaler la pate sur du papier sulfurisé, qui repose lui-même sur une plaque de four. Etaler la crème fraîche. Ajouter les lardons. Puis l’oignon haché. Terminer par le fromage râpé.</text:p>
        </text:list-item>
        <text:list-item>
          <text:p text:style-name="P10">Mettre au four jusqu’à ce que le fromage soit légèrement doré.</text:p>
        </text:list-item>
        <text:list-item>
          <text:p text:style-name="P10">Servir avec une salade.</text:p>
        </text:list-item>
      </text:list>
      <text:p text:style-name="P1"/>
      <text:p text:style-name="P4"><text:span text:style-name="T2">Baked potatoes </text:span><text:span text:style-name="T5">rapide</text:span><text:span text:style-name="T2"> </text:span></text:p>
      <text:p text:style-name="P6">Temps de préparation : 35 min</text:p>
      <text:p text:style-name="P6">Pour 1 personne</text:p>
      <text:p text:style-name="P6">Ingrédients :</text:p>
      <text:list xml:id="list30835736" text:continue-numbering="true" text:style-name="WWNum1">
        <text:list-item>
          <text:p text:style-name="P10">Crème fraîche</text:p>
        </text:list-item>
        <text:list-item>
          <text:p text:style-name="P10">Moutarde</text:p>
        </text:list-item>
        <text:list-item>
          <text:p text:style-name="P10">Sel, poivre</text:p>
        </text:list-item>
        <text:list-item>
          <text:p text:style-name="P10">2 pommes de terre</text:p>
        </text:list-item>
        <text:list-item>
          <text:p text:style-name="P10">Herbes fraîche</text:p>
        </text:list-item>
        <text:list-item>
          <text:p text:style-name="P10">Jus de citron</text:p>
        </text:list-item>
      </text:list>
      <text:p text:style-name="P6">Préparation :</text:p>
      <text:list xml:id="list30811810" text:continue-numbering="true" text:style-name="WWNum1">
        <text:list-item>
          <text:p text:style-name="P10">Emballer les pommes de terre dans du papier d’aluminium et les mettre dans le four préchauffé à 250° pendant environ 30 min.</text:p>
        </text:list-item>
        <text:list-item>
          <text:p text:style-name="P10">Pendant ce temps préparer la crème : mélanger dans un bol, un pot de crème fraîche avec une cuillère à café de moutarde, un peu de jus de citron, du sel, du poivre et ajouter de la ciboulette fraîche et du persil.</text:p>
        </text:list-item>
        <text:list-item>
          <text:p text:style-name="P10">Les pommes de terre, une fois cuites, seront ouvertes en deux et nappées de la sauce.</text:p>
        </text:list-item>
      </text:list>
      <text:p text:style-name="P1"/>
      <text:p text:style-name="P4"><text:span text:style-name="T2">Tortilla légère et rapide </text:span><text:span text:style-name="T5">rapide</text:span><text:span text:style-name="T2"> </text:span></text:p>
      <text:p text:style-name="P6">Temps de préparation : 35 min</text:p>
      <text:p text:style-name="P6">Pour 1 personne</text:p>
      <text:p text:style-name="P6">Ingrédients :</text:p>
      <text:list xml:id="list30828995" text:continue-numbering="true" text:style-name="WWNum1">
        <text:list-item>
          <text:p text:style-name="P10">1 c.à.c de fromage blanc</text:p>
        </text:list-item>
        <text:list-item>
          <text:p text:style-name="P10">½ oignon</text:p>
        </text:list-item>
        <text:list-item>
          <text:p text:style-name="P10">Epices au choix</text:p>
        </text:list-item>
        <text:list-item>
          <text:p text:style-name="P10">1 œuf</text:p>
        </text:list-item>
        <text:list-item>
          <text:p text:style-name="P10">1 pomme de terre</text:p>
        </text:list-item>
      </text:list>
      <text:p text:style-name="P6">Préparation : </text:p>
      <text:list xml:id="list30837582" text:continue-numbering="true" text:style-name="WWNum1">
        <text:list-item>
          <text:p text:style-name="P10">Préchauffer le four à 200° (th 6-7).</text:p>
        </text:list-item>
        <text:list-item>
          <text:p text:style-name="P10">Peler et précuire la pomme de terre. La couper en rondelles.</text:p>
        </text:list-item>
        <text:list-item>
          <text:p text:style-name="P10">Dans un bol, mélanger la pomme de terre, l’œuf battu, l’oignon émincé et le fromage blanc.</text:p>
        </text:list-item>
        <text:list-item>
          <text:p text:style-name="P10">Epicer et verser dans un ramequin.</text:p>
        </text:list-item>
        <text:list-item>
          <text:p text:style-name="P10">Enfourner pour 30 min de cuisson.</text:p>
        </text:list-item>
        <text:list-item>
          <text:p text:style-name="P10">Servir chaud ou tiède avec une salade.</text:p>
        </text:list-item>
      </text:list>
      <text:p text:style-name="P1"/>
      <text:p text:style-name="P4"><text:span text:style-name="T2">Croque monsieur </text:span><text:span text:style-name="T5">rapide</text:span><text:span text:style-name="T2"> </text:span></text:p>
      <text:p text:style-name="P6">Temps de préparation : 15 min</text:p>
      <text:p text:style-name="P6">Pour 4 personnes</text:p>
      <text:p text:style-name="P6">Ingrédients :</text:p>
      <text:list xml:id="list30827607" text:continue-numbering="true" text:style-name="WWNum1">
        <text:list-item>
          <text:p text:style-name="P10">8 tranches de pain de mie</text:p>
        </text:list-item>
        <text:list-item>
          <text:p text:style-name="P10">50 g de beurre tendre</text:p>
        </text:list-item>
        <text:list-item>
          <text:p text:style-name="P10">100 g de bruyère râpé</text:p>
        </text:list-item>
        <text:list-item>
          <text:p text:style-name="P10">Sel, poivre</text:p>
        </text:list-item>
        <text:list-item>
          <text:p text:style-name="P10">4 tranches de jambon</text:p>
        </text:list-item>
        <text:list-item>
          <text:p text:style-name="P10">8 tranches de fromage</text:p>
        </text:list-item>
        <text:list-item>
          <text:p text:style-name="P10">4 c.à.s de lait</text:p>
        </text:list-item>
        <text:list-item>
          <text:p text:style-name="P10">1 pincée de muscade</text:p>
        </text:list-item>
      </text:list>
      <text:p text:style-name="P6">Préparation :</text:p>
      <text:list xml:id="list30827761" text:continue-numbering="true" text:style-name="WWNum1">
        <text:list-item>
          <text:p text:style-name="P10">Beurrer les 8 tranches de pain de mie sur une seule face. Poser une tranche de fromage sur chaque tranche de pain de mie. Poser une tranche de jambon pliée en deux sur 4 tranches de pain de mie. Recouvrir avec les autres tartines (face non beurrée au dessus).</text:p>
        </text:list-item>
        <text:list-item>
          <text:p text:style-name="P10">Dans un bol mélanger le fromage râpé avec le lait, le sel, le poivre et la muscade.</text:p>
        </text:list-item>
        <text:list-item>
          <text:p text:style-name="P8"><text:span text:style-name="T2">Répartir le mélange sur les croque-monsieur</text:span><text:bookmark text:name="Bookmark"/><text:span text:style-name="T2">.</text:span></text:p>
        </text:list-item>
        <text:list-item>
          <text:p text:style-name="P10">Placer sur une plaque au four sous le grill pendant 10 m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ja" style:country-asian="JP"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RANCOURT FANNY</meta:initial-creator>
    <dc:creator>guillaume derancourt</dc:creator>
    <meta:editing-cycles>14</meta:editing-cycles>
    <meta:creation-date>2023-02-06T14:01:00</meta:creation-date>
    <dc:date>2023-04-26T10:58:10.68</dc:date>
    <meta:editing-duration>PT18M30S</meta:editing-duration>
    <meta:generator>OpenOffice/4.1.14$Win32 OpenOffice.org_project/4114m1$Build-9811</meta:generator>
    <meta:document-statistic meta:table-count="0" meta:image-count="0" meta:object-count="0" meta:page-count="37" meta:paragraph-count="470" meta:word-count="4140" meta:character-count="21354"/>
    <meta:user-defined meta:name="AppVersion">14.0000</meta:user-defined>
    <meta:user-defined meta:name="Company">Allian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